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7" office:value-type="string" calcext:value-type="string">
            <text:p>Comments</text:p>
          </table:table-cell>
          <table:table-cell table:style-name="ce4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1" table:number-rows-repeated="9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7-07T21:45:58.549931101</dc:date>
    <meta:editing-duration>P13DT13H52M44S</meta:editing-duration>
    <meta:editing-cycles>173</meta:editing-cycles>
    <meta:document-statistic meta:table-count="1" meta:cell-count="569" meta:object-count="0"/>
  </office:meta>
</office:document-meta>
</file>